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fo:font-size="28pt" fo:font-weight="bold" officeooo:rsid="00220f61" officeooo:paragraph-rsid="00220f61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fo:font-size="20pt" fo:font-weight="bold" officeooo:rsid="0025e0dd" officeooo:paragraph-rsid="0025e0dd" style:font-size-asian="17.5pt" style:font-weight-asian="bold" style:font-size-complex="20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20f61" officeooo:paragraph-rsid="0022e427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25e0dd" officeooo:paragraph-rsid="0025e0dd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break-before="page"/>
      <style:text-properties officeooo:rsid="0025e0dd" officeooo:paragraph-rsid="0025e0dd"/>
    </style:style>
    <style:style style:name="P12" style:family="paragraph" style:parent-style-name="Heading_20_2">
      <style:text-properties officeooo:rsid="0025e0dd" officeooo:paragraph-rsid="0025e0dd"/>
    </style:style>
    <style:style style:name="P13" style:family="paragraph" style:parent-style-name="Heading_20_2">
      <style:text-properties officeooo:rsid="0029f769" officeooo:paragraph-rsid="0029f769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20f61" officeooo:paragraph-rsid="0022e42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29f769" officeooo:paragraph-rsid="0029f76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Redes</text:p>
      <text:p text:style-name="P5">Ejercic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Sumario</text:p>
          </text:index-title>
          <text:p text:style-name="P6"><text:a xlink:type="simple" xlink:href="#__RefHeading___Toc105_3485141822" text:style-name="Index_20_Link" text:visited-style-name="Index_20_Link">1) Pregunta?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 text:is-list-header="true">Ejercicio 1)</text:h>
      <text:h text:style-name="P12" text:outline-level="2">Convertir a decimal:</text:h>
      <text:p text:style-name="P9">1001 → 5 | 11011 → 27 | 100111 → 39 | 11011010 → 218</text:p>
      <text:p text:style-name="P9"/>
      <text:h text:style-name="P12" text:outline-level="2">Convertir decimal a binario</text:h>
      <text:p text:style-name="P9">19 → 10011 | 46 → 101110 | 155 → 10011011 | 201 → 11001001</text:p>
      <text:p text:style-name="P8"/>
      <text:h text:style-name="P12" text:outline-level="2">Hexadecimal a binario</text:h>
      <text:p text:style-name="P9">F2 → 11110010 | ABCD → 1010101111001101 </text:p>
      <text:p text:style-name="P9"><text:s/>B3A → 101100111010 | C4E8 → 1100010011101000</text:p>
      <text:p text:style-name="P8"/>
      <text:h text:style-name="Heading_20_2" text:outline-level="2">Indica la dirección de red de las siguientes redes</text:h>
      <text:p text:style-name="P8"/>
      <text:p text:style-name="P15">23.67.12.1 → A 23.0.0.0 | 126.23.4.0 → B 126.0.0.0 | 190.12.67.9 → B 190.12.0.0</text:p>
      <text:p text:style-name="P15">220.34.8.9 → C 220.34.8.0 | 237.34.8.2 → D 237.34.8.0 | 240.34.2.15 → E 237.34.8.0</text:p>
      <text:p text:style-name="P15"/>
      <text:h text:style-name="P13" text:outline-level="2">Indica el identificador de red...</text:h>
      <text:p text:style-name="P15"/>
      <text:p text:style-name="P15">174.34.2.8 → Tipo B | 19.34.21.5 → tipo A | 23.67.12.1 → tipo A | 198.25.46.78 → tipo C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1-12-17T21:29:10.878449246</dc:date>
    <meta:editing-duration>PT1H26M26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19" meta:word-count="131" meta:character-count="704" meta:non-whitespace-character-count="590"/>
  </office:meta>
</office:document-meta>
</file>